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PT Sans" svg:font-family="'PT Sans'" style:font-family-generic="roman" style:font-pitch="variable"/>
    <style:font-face style:name="PT Sans1" svg:font-family="'PT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PT Sans3" svg:font-family="'PT Sans'" style:font-family-generic="swiss" style:font-pitch="variable"/>
    <style:font-face style:name="PT Sans2" svg:font-family="'PT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02cm"/>
    </style:style>
    <style:style style:name="gr2" style:family="graphic" style:parent-style-name="standard">
      <style:graphic-properties draw:stroke="none" draw:fill-color="#99dddd" draw:opacity="30%" draw:textarea-horizontal-align="justify" draw:textarea-vertical-align="top" draw:auto-grow-height="false" fo:min-height="17.301cm" fo:min-width="5.469cm" draw:shadow-offset-x="0.203cm" draw:shadow-offset-y="0.203cm" draw:shadow-opacity="30%"/>
    </style:style>
    <style:style style:name="gr3" style:family="graphic" style:parent-style-name="standard">
      <style:graphic-properties draw:stroke="none" draw:fill="solid" draw:fill-color="#ffffff" draw:opacity="30%" draw:textarea-horizontal-align="justify" draw:textarea-vertical-align="top" draw:auto-grow-height="false" fo:min-height="17.301cm" fo:min-width="5.469cm" draw:shadow-offset-x="0.203cm" draw:shadow-offset-y="0.203cm" draw:shadow-opacity="30%"/>
    </style:style>
    <style:style style:name="gr4" style:family="graphic" style:parent-style-name="standard">
      <style:graphic-properties svg:stroke-width="0.076cm" svg:stroke-color="#338898" draw:marker-start-width="0.419cm" draw:marker-end-width="0.419cm" draw:fill-color="#ffffff" draw:textarea-horizontal-align="justify" draw:textarea-vertical-align="top" draw:auto-grow-height="false" fo:min-height="0.938cm" fo:min-width="2.727cm" fo:padding-top="0.635cm" fo:padding-bottom="0.163cm" fo:padding-left="0.288cm" fo:padding-right="0.288cm" draw:shadow="visible" draw:shadow-offset-x="0.051cm" draw:shadow-offset-y="0.051cm" draw:shadow-color="#004a4a"/>
    </style:style>
    <style:style style:name="gr5" style:family="graphic" style:parent-style-name="objectwithoutfill">
      <style:graphic-properties svg:stroke-width="0.076cm" svg:stroke-color="#338899" draw:marker-start-width="0.305cm" draw:marker-end="Arrow" draw:marker-end-width="0.406cm" draw:fill="solid" draw:fill-color="#338899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svg:stroke-width="0.076cm" svg:stroke-color="#e14125" draw:marker-start-width="0.305cm" draw:marker-end-width="0.305cm" draw:fill-color="#ffffff" draw:textarea-horizontal-align="justify" draw:textarea-vertical-align="middle" draw:auto-grow-height="false" fo:min-height="2.081cm" fo:min-width="2.364cm" fo:padding-top="0.163cm" fo:padding-bottom="0.163cm" fo:padding-left="0.288cm" fo:padding-right="0.288cm" draw:shadow="visible" draw:shadow-offset-x="0.051cm" draw:shadow-offset-y="0.051cm" draw:shadow-color="#004a4a"/>
    </style:style>
    <style:style style:name="gr7" style:family="graphic" style:parent-style-name="standard">
      <style:graphic-properties svg:stroke-width="0.076cm" svg:stroke-color="#338898" draw:marker-start-width="0.419cm" draw:marker-end-width="0.419cm" draw:fill-color="#ffffff" draw:textarea-horizontal-align="justify" draw:textarea-vertical-align="top" draw:auto-grow-height="false" fo:min-height="0.938cm" fo:min-width="2.727cm" fo:padding-top="0.305cm" fo:padding-bottom="0.163cm" fo:padding-left="0.288cm" fo:padding-right="0.288cm" draw:shadow="visible" draw:shadow-offset-x="0.051cm" draw:shadow-offset-y="0.051cm" draw:shadow-color="#004a4a"/>
    </style:style>
    <style:style style:name="gr8" style:family="graphic" style:parent-style-name="objectwithoutfill">
      <style:graphic-properties svg:stroke-width="0.076cm" svg:stroke-color="#338899" draw:marker-start-width="0.305cm" draw:marker-end="Arrow" draw:marker-end-width="0.406cm" draw:fill="solid" draw:fill-color="#338899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06cm" fo:min-width="1.913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06cm" fo:min-width="2.93cm"/>
    </style:style>
    <style:style style:name="gr11" style:family="graphic" style:parent-style-name="objectwithoutfill">
      <style:graphic-properties draw:stroke="dash" draw:stroke-dash="Dashed_20__28_var_29_" svg:stroke-width="0.102cm" svg:stroke-color="#338898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draw:fill-color="#c0c0c0" draw:opacity="50%" draw:textarea-horizontal-align="justify" draw:textarea-vertical-align="middle" draw:auto-grow-height="false" fo:min-height="18.419cm" fo:min-width="6.358cm" draw:shadow-opacity="50%"/>
    </style:style>
    <style:style style:name="gr13" style:family="graphic" style:parent-style-name="standard">
      <style:graphic-properties svg:stroke-width="0.076cm" svg:stroke-color="#338898" draw:marker-start-width="0.419cm" draw:marker-end-width="0.419cm" draw:fill-color="#ffffff" draw:textarea-horizontal-align="justify" draw:textarea-vertical-align="top" draw:auto-grow-height="false" fo:min-height="1.268cm" fo:min-width="2.727cm" fo:padding-top="0.305cm" fo:padding-bottom="0.163cm" fo:padding-left="0.288cm" fo:padding-right="0.288cm" draw:shadow="visible" draw:shadow-offset-x="0.051cm" draw:shadow-offset-y="0.051cm" draw:shadow-color="#004a4a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PT Sans3" fo:font-size="24pt" fo:letter-spacing="-0.007cm" fo:font-style="normal" fo:font-weight="bold" style:font-name-asian="PT Sans3" style:font-size-asian="24pt" style:font-style-asian="normal" style:font-weight-asian="bold" style:font-name-complex="PT Sans3" style:font-size-complex="24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99dddd" draw:opacity="30%"/>
      <style:paragraph-properties fo:text-align="center"/>
      <style:text-properties fo:font-size="18pt" style:font-size-asian="24pt" style:font-size-complex="24pt"/>
    </style:style>
    <style:style style:name="P5" style:family="paragraph">
      <loext:graphic-properties draw:fill="solid" draw:fill-color="#ffffff" draw:opacity="30%"/>
      <style:paragraph-properties fo:text-align="center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fo:text-align="center"/>
      <style:text-properties fo:font-size="14pt"/>
    </style:style>
    <style:style style:name="P7" style:family="paragraph">
      <loext:graphic-properties draw:fill="solid" draw:fill-color="#3388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ffff"/>
      <style:paragraph-properties fo:text-align="center"/>
      <style:text-properties style:font-name="PT Sans3" fo:font-size="14pt" fo:letter-spacing="-0.007cm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338899"/>
      <style:paragraph-properties fo:text-align="center"/>
      <style:text-properties fo:font-size="10pt" fo:font-weight="bold" fo:background-color="#ffffff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T Sans3" fo:font-size="16pt" fo:letter-spacing="-0.007cm" fo:font-style="normal" fo:font-weight="bold" style:font-name-asian="PT Sans3" style:font-size-asian="16pt" style:font-style-asian="normal" style:font-weight-asian="bold" style:font-name-complex="PT Sans3" style:font-size-complex="16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font-size="18pt" fo:font-weight="bold" fo:background-color="transparent" style:font-size-asian="18pt" style:font-size-complex="18pt"/>
    </style:style>
    <style:style style:name="P12" style:family="paragraph">
      <loext:graphic-properties draw:fill-color="#c0c0c0" draw:opacity="50%"/>
      <style:paragraph-properties fo:text-align="center"/>
    </style:style>
    <style:style style:name="T1" style:family="text">
      <style:text-properties style:font-name="PT Sans3" fo:font-size="24pt" fo:letter-spacing="-0.007cm" fo:font-style="normal" fo:font-weight="bold" style:font-name-asian="PT Sans3" style:font-size-asian="24pt" style:font-style-asian="normal" style:font-weight-asian="bold" style:font-name-complex="PT Sans3" style:font-size-complex="24pt" style:font-style-complex="normal" style:font-weight-complex="bold"/>
    </style:style>
    <style:style style:name="T2" style:family="text">
      <style:text-properties style:font-name="PT Sans3" fo:font-size="12pt" fo:letter-spacing="-0.007cm" fo:font-style="normal" fo:font-weight="normal" fo:background-color="transparent" style:font-name-asian="PT Sans3" style:font-size-asian="24pt" style:font-style-asian="normal" style:font-weight-asian="normal" style:font-name-complex="PT Sans3" style:font-size-complex="24pt" style:font-style-complex="normal" style:font-weight-complex="normal"/>
    </style:style>
    <style:style style:name="T3" style:family="text">
      <style:text-properties style:font-name="PT Sans3" fo:font-size="18pt" fo:letter-spacing="-0.007cm" fo:font-style="normal" fo:font-weight="bold" style:font-name-asian="PT Sans3" style:font-size-asian="24pt" style:font-style-asian="normal" style:font-weight-asian="bold" style:font-name-complex="PT Sans3" style:font-size-complex="24pt" style:font-style-complex="normal" style:font-weight-complex="bold"/>
    </style:style>
    <style:style style:name="T4" style:family="text">
      <style:text-properties style:font-name="PT Sans3" fo:font-size="14pt" fo:letter-spacing="-0.007cm" fo:font-weight="bold" style:font-size-asian="14pt" style:font-weight-asian="bold" style:font-size-complex="14pt" style:font-weight-complex="bold"/>
    </style:style>
    <style:style style:name="T5" style:family="text">
      <style:text-properties style:text-outline="false" fo:font-size="10pt" fo:font-weight="bold" fo:background-color="#ffffff" style:font-size-asian="10pt" style:font-weight-asian="bold" style:font-size-complex="10pt" style:font-weight-complex="bold"/>
    </style:style>
    <style:style style:name="T6" style:family="text">
      <style:text-properties style:font-name="PT Sans3" fo:font-size="14pt" fo:letter-spacing="-0.007cm" fo:font-weight="normal" style:font-size-asian="14pt" style:font-weight-asian="normal" style:font-size-complex="14pt" style:font-weight-complex="normal"/>
    </style:style>
    <style:style style:name="T7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PT Sans3" fo:font-size="16pt" fo:letter-spacing="-0.007cm" fo:font-style="normal" fo:text-shadow="none" style:text-underline-style="none" fo:font-weight="bold" style:letter-kerning="true" style:font-name-asian="PT Sans3" style:font-size-asian="16pt" style:font-style-asian="normal" style:font-weight-asian="bold" style:font-name-complex="PT 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fo:font-weight="bold" fo:background-color="transparent" style:font-size-asian="18pt" style:font-size-complex="18pt"/>
    </style:style>
    <style:style style:name="T10" style:family="text">
      <style:text-properties style:font-name="PT Sans3" fo:font-size="14pt" fo:letter-spacing="-0.007cm" fo:font-style="normal" fo:font-weight="bold" style:font-name-asian="PT Sans3" style:font-size-asian="24pt" style:font-style-asian="normal" style:font-weight-asian="bold" style:font-name-complex="PT Sans3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63cm" svg:height="1.27cm" svg:x="0.995cm" svg:y="1cm">
          <draw:text-box>
            <text:p text:style-name="P1"><text:span text:style-name="T1">PHP Deploy Process </text:span><text:span text:style-name="T2">v0.01</text:span></text:p>
          </draw:text-box>
        </draw:frame>
        <draw:custom-shape draw:style-name="gr2" draw:text-style-name="P4" draw:layer="layout" svg:width="5.969cm" svg:height="17.551cm" svg:x="20.939cm" svg:y="3.032cm">
          <text:p text:style-name="P3"><text:span text:style-name="T3">Customer </text:span></text:p>
          <text:p text:style-name="P3"><text:span text:style-name="T3">Download Serve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969cm" svg:height="17.551cm" svg:x="2.778cm" svg:y="3.039cm">
          <text:p text:style-name="P3"><text:span text:style-name="T3">PDX-Uti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969cm" svg:height="17.551cm" svg:x="14.893cm" svg:y="3.032cm">
          <text:p text:style-name="P3"><text:span text:style-name="T3">Jenki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69cm" svg:height="17.551cm" svg:x="8.846cm" svg:y="3.032cm">
          <text:p text:style-name="P3"><text:span text:style-name="T3">Workst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3.302cm" svg:height="2.159cm" svg:x="4.175cm" svg:y="4.556cm">
          <text:p text:style-name="P3"><text:span text:style-name="T4">Old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2" draw:id="id2" draw:layer="layout" svg:width="3.302cm" svg:height="2.159cm" svg:x="9.382cm" svg:y="5.561cm">
          <draw:glue-point draw:id="8" svg:x="-3.461cm" svg:y="5.002cm"/>
          <text:p text:style-name="P3"><text:span text:style-name="T4">Old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curve" svg:x1="7.477cm" svg:y1="5.636cm" svg:x2="9.382cm" svg:y2="6.64cm" draw:start-shape="id1" draw:start-glue-point="7" draw:end-shape="id2" svg:d="M7477 5636c1468 0 516 1004 1905 1004" svg:viewBox="0 0 1906 1005">
          <text:p text:style-name="P3"><text:span text:style-name="T5">rsync</text:span></text:p>
        </draw:connector>
        <draw:custom-shape draw:style-name="gr6" draw:text-style-name="P8" xml:id="id5" draw:id="id5" draw:layer="layout" svg:width="3.2cm" svg:height="2.667cm" svg:x="10.209cm" svg:y="11.33cm">
          <text:p text:style-name="P3"><text:span text:style-name="T4">Generate</text:span></text:p>
          <text:p text:style-name="P3"><text:span text:style-name="T6">RPMs</text:span></text:p>
          <text:p text:style-name="P3"><text:span text:style-name="T6">Debs</text:span></text:p>
          <text:p text:style-name="P3"><text:span text:style-name="T6">Tar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3" draw:id="id3" draw:layer="layout" svg:width="3.302cm" svg:height="2.159cm" svg:x="16.24cm" svg:y="4.429cm">
          <text:p text:style-name="P3"><text:span text:style-name="T4">New</text:span></text:p>
          <text:p text:style-name="P3"><text:span text:style-name="T4">Release Buil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curve" svg:x1="16.24cm" svg:y1="5.509cm" svg:x2="14.462cm" svg:y2="8.973cm" draw:start-shape="id3" draw:start-glue-point="5" draw:end-shape="id4" draw:end-glue-point="7" svg:d="M16240 5509c-1294 0-406 3464-1778 3464" svg:viewBox="0 0 1779 3465">
          <text:p text:style-name="P3"><text:span text:style-name="T5">curl</text:span></text:p>
        </draw:connector>
        <draw:custom-shape draw:style-name="gr4" draw:text-style-name="P6" xml:id="id4" draw:id="id4" draw:layer="layout" svg:width="3.302cm" svg:height="2.159cm" svg:x="11.16cm" svg:y="7.893cm">
          <draw:glue-point draw:id="8" svg:x="3.461cm" svg:y="3.237cm"/>
          <text:p text:style-name="P3"><text:span text:style-name="T4">New 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7" draw:layer="layout" draw:type="curve" draw:line-skew="-0.387cm" svg:x1="13.953cm" svg:y1="9.67cm" svg:x2="11.809cm" svg:y2="11.33cm" draw:start-shape="id4" draw:start-glue-point="8" draw:end-shape="id5" draw:end-glue-point="0" svg:d="M13953 9670c0 988-2144 159-2144 1660" svg:viewBox="0 0 2145 1661">
          <text:p/>
        </draw:connector>
        <draw:connector draw:style-name="gr8" draw:text-style-name="P7" draw:layer="layout" draw:type="curve" draw:line-skew="0.69cm" svg:x1="9.891cm" svg:y1="7.719cm" svg:x2="11.809cm" svg:y2="11.33cm" draw:start-shape="id2" draw:start-glue-point="8" draw:end-shape="id5" draw:end-glue-point="0" svg:d="M9891 7719c0 3783 1918 1978 1918 3611" svg:viewBox="0 0 1919 3612">
          <text:p/>
        </draw:connector>
        <draw:custom-shape draw:style-name="gr4" draw:text-style-name="P6" xml:id="id6" draw:id="id6" draw:layer="layout" svg:width="3.302cm" svg:height="2.159cm" svg:x="10.158cm" svg:y="14.967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7" draw:layer="layout" draw:type="curve" svg:x1="11.809cm" svg:y1="13.997cm" svg:x2="11.809cm" svg:y2="14.967cm" draw:start-shape="id5" draw:start-glue-point="2" draw:end-shape="id6" draw:end-glue-point="4" svg:d="M11809 13997v970" svg:viewBox="0 0 1 971">
          <text:p/>
        </draw:connector>
        <draw:custom-shape draw:style-name="gr4" draw:text-style-name="P6" xml:id="id7" draw:id="id7" draw:layer="layout" svg:width="3.302cm" svg:height="2.159cm" svg:x="22.209cm" svg:y="16.291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8" draw:id="id8" draw:layer="layout" svg:width="3.302cm" svg:height="2.159cm" svg:x="4.175cm" svg:y="17.891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curve" svg:x1="13.46cm" svg:y1="16.047cm" svg:x2="22.209cm" svg:y2="17.371cm" draw:start-shape="id6" draw:start-glue-point="7" draw:end-shape="id7" draw:end-glue-point="5" svg:d="M13460 16047c6600 0 2226 1324 8749 1324" svg:viewBox="0 0 8750 1325">
          <text:p text:style-name="P3"><text:span text:style-name="T7">rsync</text:span></text:p>
        </draw:connector>
        <draw:connector draw:style-name="gr5" draw:text-style-name="P9" draw:layer="layout" draw:type="curve" svg:x1="10.158cm" svg:y1="16.047cm" svg:x2="7.477cm" svg:y2="18.971cm" draw:start-shape="id6" draw:start-glue-point="5" draw:end-shape="id8" draw:end-glue-point="7" svg:d="M10158 16047c-1971 0-631 2924-2681 2924" svg:viewBox="0 0 2682 2925">
          <text:p text:style-name="P3"><text:span text:style-name="T7">rsync</text:span></text:p>
        </draw:connector>
        <draw:frame draw:style-name="gr9" draw:text-style-name="P10" draw:layer="layout" svg:width="2.413cm" svg:height="1.056cm" draw:transform="rotate (1.5707963267949) translate (1.492cm 20.812cm)">
          <draw:text-box>
            <text:p text:style-name="P3"><text:span text:style-name="T8">Update</text:span></text:p>
          </draw:text-box>
        </draw:frame>
        <draw:frame draw:style-name="gr10" draw:text-style-name="P10" draw:layer="layout" svg:width="3.43cm" svg:height="1.056cm" draw:transform="rotate (1.5707963267949) translate (1.492cm 18.227cm)">
          <draw:text-box>
            <text:p text:style-name="P3"><text:span text:style-name="T8">Publish</text:span></text:p>
          </draw:text-box>
        </draw:frame>
        <draw:frame draw:style-name="gr10" draw:text-style-name="P10" draw:layer="layout" svg:width="3.43cm" svg:height="1.056cm" draw:transform="rotate (1.5707963267949) translate (1.492cm 10.655cm)">
          <draw:text-box>
            <text:p text:style-name="P3"><text:span text:style-name="T8">Download</text:span></text:p>
          </draw:text-box>
        </draw:frame>
        <draw:frame draw:style-name="gr10" draw:text-style-name="P10" draw:layer="layout" svg:width="3.43cm" svg:height="1.056cm" draw:transform="rotate (1.5707963267949) translate (1.492cm 6.543cm)">
          <draw:text-box>
            <text:p text:style-name="P3"><text:span text:style-name="T8">Fetch</text:span></text:p>
          </draw:text-box>
        </draw:frame>
        <draw:frame draw:style-name="gr10" draw:text-style-name="P10" draw:layer="layout" svg:width="3.43cm" svg:height="1.056cm" draw:transform="rotate (1.5707963267949) translate (1.492cm 14.044cm)">
          <draw:text-box>
            <text:p text:style-name="P3"><text:span text:style-name="T8">Promote</text:span></text:p>
          </draw:text-box>
        </draw:frame>
        <draw:line draw:style-name="gr11" draw:text-style-name="P11" draw:layer="layout" svg:x1="20.294cm" svg:y1="21.193cm" svg:x2="19.913cm" svg:y2="2.143cm">
          <text:p text:style-name="P3"><text:span text:style-name="T9">VPN</text:span></text:p>
        </draw:line>
      </draw:page>
      <draw:page draw:name="page2" draw:style-name="dp1" draw:master-page-name="Default">
        <draw:frame draw:style-name="gr1" draw:text-style-name="P2" draw:layer="layout" svg:width="19.563cm" svg:height="1.27cm" svg:x="0.995cm" svg:y="1cm">
          <draw:text-box>
            <text:p text:style-name="P1"><text:span text:style-name="T1">PHP Deploy Process, with CHI and S3 Dual-Publish </text:span><text:span text:style-name="T2">v0.01</text:span></text:p>
          </draw:text-box>
        </draw:frame>
        <draw:custom-shape draw:style-name="gr2" draw:text-style-name="P4" draw:layer="layout" svg:width="5.969cm" svg:height="17.551cm" svg:x="20.939cm" svg:y="3.032cm">
          <text:p text:style-name="P3"><text:span text:style-name="T3">Customer </text:span></text:p>
          <text:p text:style-name="P3"><text:span text:style-name="T3">Download Server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969cm" svg:height="17.551cm" svg:x="2.778cm" svg:y="3.039cm">
          <text:p text:style-name="P3"><text:span text:style-name="T3">S3</text:span></text:p>
          <text:p text:style-name="P3"><text:span text:style-name="T10">(Publicly Availabl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969cm" svg:height="17.551cm" svg:x="14.893cm" svg:y="3.032cm">
          <text:p text:style-name="P3"><text:span text:style-name="T3">Jenki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69cm" svg:height="17.551cm" svg:x="8.846cm" svg:y="3.032cm">
          <text:p text:style-name="P3"><text:span text:style-name="T3">Workstation</text:span></text:p>
          <text:p text:style-name="P3"><text:span text:style-name="T3">or</text:span></text:p>
          <text:p text:style-name="P3"><text:span text:style-name="T3">vSphere Ins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3.302cm" svg:height="2.159cm" svg:x="4.175cm" svg:y="4.556cm">
          <text:p text:style-name="P3"><text:span text:style-name="T4">Old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10" draw:id="id10" draw:layer="layout" svg:width="3.302cm" svg:height="2.159cm" svg:x="9.382cm" svg:y="5.561cm">
          <draw:glue-point draw:id="8" svg:x="-3.461cm" svg:y="5.002cm"/>
          <text:p text:style-name="P3"><text:span text:style-name="T4">Old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curve" svg:x1="7.477cm" svg:y1="5.636cm" svg:x2="9.382cm" svg:y2="6.64cm" draw:start-shape="id9" draw:start-glue-point="7" draw:end-shape="id10" svg:d="M7477 5636c1468 0 516 1004 1905 1004" svg:viewBox="0 0 1906 1005">
          <text:p text:style-name="P3"><text:span text:style-name="T5">AWS sync</text:span></text:p>
        </draw:connector>
        <draw:custom-shape draw:style-name="gr6" draw:text-style-name="P8" xml:id="id13" draw:id="id13" draw:layer="layout" svg:width="3.2cm" svg:height="2.667cm" svg:x="10.209cm" svg:y="11.33cm">
          <text:p text:style-name="P3"><text:span text:style-name="T4">Generate</text:span></text:p>
          <text:p text:style-name="P3"><text:span text:style-name="T6">RPMs</text:span></text:p>
          <text:p text:style-name="P3"><text:span text:style-name="T6">Debs</text:span></text:p>
          <text:p text:style-name="P3"><text:span text:style-name="T6">Tar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16.266cm" svg:y1="5.535cm" svg:x2="14.462cm" svg:y2="8.973cm" draw:start-shape="id11" draw:start-glue-point="5" draw:end-shape="id12" draw:end-glue-point="7" svg:d="M16266 5535c-1314 0-412 3438-1804 3438" svg:viewBox="0 0 1805 3439">
          <text:p text:style-name="P3"><text:span text:style-name="T5">curl</text:span></text:p>
        </draw:connector>
        <draw:custom-shape draw:style-name="gr4" draw:text-style-name="P6" xml:id="id12" draw:id="id12" draw:layer="layout" svg:width="3.302cm" svg:height="2.159cm" svg:x="11.16cm" svg:y="7.893cm">
          <draw:glue-point draw:id="8" svg:x="3.461cm" svg:y="3.237cm"/>
          <text:p text:style-name="P3"><text:span text:style-name="T4">New 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7" draw:layer="layout" draw:type="curve" draw:line-skew="-0.387cm" svg:x1="13.953cm" svg:y1="9.67cm" svg:x2="11.809cm" svg:y2="11.33cm" draw:start-shape="id12" draw:start-glue-point="8" draw:end-shape="id13" draw:end-glue-point="0" svg:d="M13953 9670c0 988-2144 159-2144 1660" svg:viewBox="0 0 2145 1661">
          <text:p/>
        </draw:connector>
        <draw:connector draw:style-name="gr8" draw:text-style-name="P7" draw:layer="layout" draw:type="curve" draw:line-skew="0.69cm" svg:x1="9.891cm" svg:y1="7.719cm" svg:x2="11.809cm" svg:y2="11.33cm" draw:start-shape="id10" draw:start-glue-point="8" draw:end-shape="id13" draw:end-glue-point="0" svg:d="M9891 7719c0 3783 1918 1978 1918 3611" svg:viewBox="0 0 1919 3612">
          <text:p/>
        </draw:connector>
        <draw:custom-shape draw:style-name="gr4" draw:text-style-name="P6" xml:id="id14" draw:id="id14" draw:layer="layout" svg:width="3.302cm" svg:height="2.159cm" svg:x="10.158cm" svg:y="14.967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7" draw:layer="layout" draw:type="curve" svg:x1="11.809cm" svg:y1="13.997cm" svg:x2="11.809cm" svg:y2="14.967cm" draw:start-shape="id13" draw:start-glue-point="2" draw:end-shape="id14" draw:end-glue-point="4" svg:d="M11809 13997v970" svg:viewBox="0 0 1 971">
          <text:p/>
        </draw:connector>
        <draw:custom-shape draw:style-name="gr4" draw:text-style-name="P6" xml:id="id15" draw:id="id15" draw:layer="layout" svg:width="3.302cm" svg:height="2.159cm" svg:x="22.209cm" svg:y="16.291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16" draw:id="id16" draw:layer="layout" svg:width="3.302cm" svg:height="2.159cm" svg:x="4.175cm" svg:y="17.891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curve" svg:x1="13.46cm" svg:y1="16.047cm" svg:x2="22.209cm" svg:y2="17.371cm" draw:start-shape="id14" draw:start-glue-point="7" draw:end-shape="id15" draw:end-glue-point="5" svg:d="M13460 16047c6600 0 2226 1324 8749 1324" svg:viewBox="0 0 8750 1325">
          <text:p text:style-name="P3"><text:span text:style-name="T7">rsync</text:span></text:p>
        </draw:connector>
        <draw:connector draw:style-name="gr5" draw:text-style-name="P9" draw:layer="layout" draw:type="curve" svg:x1="10.158cm" svg:y1="16.047cm" svg:x2="7.477cm" svg:y2="18.971cm" draw:start-shape="id14" draw:start-glue-point="5" draw:end-shape="id16" draw:end-glue-point="7" svg:d="M10158 16047c-1971 0-631 2924-2681 2924" svg:viewBox="0 0 2682 2925">
          <text:p text:style-name="P3"><text:span text:style-name="T7">AWS sync</text:span></text:p>
        </draw:connector>
        <draw:frame draw:style-name="gr9" draw:text-style-name="P10" draw:layer="layout" svg:width="2.413cm" svg:height="1.056cm" draw:transform="rotate (1.5707963267949) translate (1.492cm 20.812cm)">
          <draw:text-box>
            <text:p text:style-name="P3"><text:span text:style-name="T8">Update</text:span></text:p>
          </draw:text-box>
        </draw:frame>
        <draw:frame draw:style-name="gr10" draw:text-style-name="P10" draw:layer="layout" svg:width="3.43cm" svg:height="1.056cm" draw:transform="rotate (1.5707963267949) translate (1.492cm 18.227cm)">
          <draw:text-box>
            <text:p text:style-name="P3"><text:span text:style-name="T8">Publish</text:span></text:p>
          </draw:text-box>
        </draw:frame>
        <draw:frame draw:style-name="gr10" draw:text-style-name="P10" draw:layer="layout" svg:width="3.43cm" svg:height="1.056cm" draw:transform="rotate (1.5707963267949) translate (1.492cm 10.655cm)">
          <draw:text-box>
            <text:p text:style-name="P3"><text:span text:style-name="T8">Download</text:span></text:p>
          </draw:text-box>
        </draw:frame>
        <draw:frame draw:style-name="gr10" draw:text-style-name="P10" draw:layer="layout" svg:width="3.43cm" svg:height="1.056cm" draw:transform="rotate (1.5707963267949) translate (1.492cm 6.543cm)">
          <draw:text-box>
            <text:p text:style-name="P3"><text:span text:style-name="T8">Fetch</text:span></text:p>
          </draw:text-box>
        </draw:frame>
        <draw:frame draw:style-name="gr10" draw:text-style-name="P10" draw:layer="layout" svg:width="3.43cm" svg:height="1.056cm" draw:transform="rotate (1.5707963267949) translate (1.492cm 14.044cm)">
          <draw:text-box>
            <text:p text:style-name="P3"><text:span text:style-name="T8">Promote</text:span></text:p>
          </draw:text-box>
        </draw:frame>
        <draw:custom-shape draw:style-name="gr12" draw:text-style-name="P12" draw:layer="layout" svg:width="6.858cm" svg:height="18.669cm" svg:x="20.431cm" svg:y="2.27cm">
          <text:p/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0.304cm" svg:y1="21.193cm" svg:x2="19.923cm" svg:y2="2.143cm">
          <text:p text:style-name="P3"><text:span text:style-name="T9">VPN</text:span></text:p>
        </draw:line>
        <draw:custom-shape draw:style-name="gr13" draw:text-style-name="P6" xml:id="id11" draw:id="id11" draw:layer="layout" svg:width="3.302cm" svg:height="2.159cm" svg:x="16.266cm" svg:y="4.455cm">
          <text:p text:style-name="P3"><text:span text:style-name="T4">New</text:span></text:p>
          <text:p text:style-name="P3"><text:span text:style-name="T4">Release Buil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3" draw:style-name="dp1" draw:master-page-name="Default">
        <draw:frame draw:style-name="gr1" draw:text-style-name="P2" draw:layer="layout" svg:width="19.563cm" svg:height="1.27cm" svg:x="0.995cm" svg:y="1cm">
          <draw:text-box>
            <text:p text:style-name="P1"><text:span text:style-name="T1">PHP Deploy Process, with S3 </text:span><text:span text:style-name="T2">v0.01</text:span></text:p>
          </draw:text-box>
        </draw:frame>
        <draw:custom-shape draw:style-name="gr3" draw:text-style-name="P5" draw:layer="layout" svg:width="5.969cm" svg:height="17.551cm" svg:x="2.778cm" svg:y="3.039cm">
          <text:p text:style-name="P3"><text:span text:style-name="T3">S3</text:span></text:p>
          <text:p text:style-name="P3"><text:span text:style-name="T10">(Publicly Availabl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969cm" svg:height="17.551cm" svg:x="14.893cm" svg:y="3.032cm">
          <text:p text:style-name="P3"><text:span text:style-name="T3">Jenki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969cm" svg:height="17.551cm" svg:x="8.846cm" svg:y="3.032cm">
          <text:p text:style-name="P3"><text:span text:style-name="T3">Workstation</text:span></text:p>
          <text:p text:style-name="P3"><text:span text:style-name="T3">or</text:span></text:p>
          <text:p text:style-name="P3"><text:span text:style-name="T3">vSphere Inst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7" draw:id="id17" draw:layer="layout" svg:width="3.302cm" svg:height="2.159cm" svg:x="4.175cm" svg:y="4.556cm">
          <text:p text:style-name="P3"><text:span text:style-name="T4">Old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18" draw:id="id18" draw:layer="layout" svg:width="3.302cm" svg:height="2.159cm" svg:x="9.382cm" svg:y="5.561cm">
          <draw:glue-point draw:id="8" svg:x="-3.461cm" svg:y="5.002cm"/>
          <text:p text:style-name="P3"><text:span text:style-name="T4">Old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7" draw:layer="layout" draw:type="curve" svg:x1="7.477cm" svg:y1="5.636cm" svg:x2="9.382cm" svg:y2="6.64cm" draw:start-shape="id17" draw:start-glue-point="7" draw:end-shape="id18" svg:d="M7477 5636c1468 0 516 1004 1905 1004" svg:viewBox="0 0 1906 1005">
          <text:p text:style-name="P3"><text:span text:style-name="T5">AWS sync</text:span></text:p>
        </draw:connector>
        <draw:custom-shape draw:style-name="gr6" draw:text-style-name="P8" xml:id="id21" draw:id="id21" draw:layer="layout" svg:width="3.2cm" svg:height="2.667cm" svg:x="10.209cm" svg:y="11.33cm">
          <text:p text:style-name="P3"><text:span text:style-name="T4">Generate</text:span></text:p>
          <text:p text:style-name="P3"><text:span text:style-name="T6">RPMs</text:span></text:p>
          <text:p text:style-name="P3"><text:span text:style-name="T6">Debs</text:span></text:p>
          <text:p text:style-name="P3"><text:span text:style-name="T6">Tar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curve" svg:x1="16.266cm" svg:y1="5.535cm" svg:x2="14.462cm" svg:y2="8.973cm" draw:start-shape="id19" draw:start-glue-point="5" draw:end-shape="id20" draw:end-glue-point="7" svg:d="M16266 5535c-1314 0-412 3438-1804 3438" svg:viewBox="0 0 1805 3439">
          <text:p text:style-name="P3"><text:span text:style-name="T5">curl</text:span></text:p>
        </draw:connector>
        <draw:custom-shape draw:style-name="gr4" draw:text-style-name="P6" xml:id="id20" draw:id="id20" draw:layer="layout" svg:width="3.302cm" svg:height="2.159cm" svg:x="11.16cm" svg:y="7.893cm">
          <draw:glue-point draw:id="8" svg:x="3.461cm" svg:y="3.237cm"/>
          <text:p text:style-name="P3"><text:span text:style-name="T4">New 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7" draw:layer="layout" draw:type="curve" draw:line-skew="-0.387cm" svg:x1="13.953cm" svg:y1="9.67cm" svg:x2="11.809cm" svg:y2="11.33cm" draw:start-shape="id20" draw:start-glue-point="8" draw:end-shape="id21" draw:end-glue-point="0" svg:d="M13953 9670c0 988-2144 159-2144 1660" svg:viewBox="0 0 2145 1661">
          <text:p/>
        </draw:connector>
        <draw:connector draw:style-name="gr8" draw:text-style-name="P7" draw:layer="layout" draw:type="curve" draw:line-skew="0.69cm" svg:x1="9.891cm" svg:y1="7.719cm" svg:x2="11.809cm" svg:y2="11.33cm" draw:start-shape="id18" draw:start-glue-point="8" draw:end-shape="id21" draw:end-glue-point="0" svg:d="M9891 7719c0 3783 1918 1978 1918 3611" svg:viewBox="0 0 1919 3612">
          <text:p/>
        </draw:connector>
        <draw:custom-shape draw:style-name="gr4" draw:text-style-name="P6" xml:id="id22" draw:id="id22" draw:layer="layout" svg:width="3.302cm" svg:height="2.159cm" svg:x="10.158cm" svg:y="14.967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7" draw:layer="layout" draw:type="curve" svg:x1="11.809cm" svg:y1="13.997cm" svg:x2="11.809cm" svg:y2="14.967cm" draw:start-shape="id21" draw:start-glue-point="2" draw:end-shape="id22" draw:end-glue-point="4" svg:d="M11809 13997v970" svg:viewBox="0 0 1 971">
          <text:p/>
        </draw:connector>
        <draw:custom-shape draw:style-name="gr4" draw:text-style-name="P6" xml:id="id23" draw:id="id23" draw:layer="layout" svg:width="3.302cm" svg:height="2.159cm" svg:x="4.175cm" svg:y="17.891cm">
          <draw:glue-point draw:id="8" svg:x="-3.461cm" svg:y="5.002cm"/>
          <text:p text:style-name="P3"><text:span text:style-name="T4">New Repo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9" draw:layer="layout" draw:type="curve" svg:x1="10.158cm" svg:y1="16.047cm" svg:x2="7.477cm" svg:y2="18.971cm" draw:start-shape="id22" draw:start-glue-point="5" draw:end-shape="id23" draw:end-glue-point="7" svg:d="M10158 16047c-1971 0-631 2924-2681 2924" svg:viewBox="0 0 2682 2925">
          <text:p text:style-name="P3"><text:span text:style-name="T7">AWS sync</text:span></text:p>
        </draw:connector>
        <draw:frame draw:style-name="gr9" draw:text-style-name="P10" draw:layer="layout" svg:width="2.413cm" svg:height="1.056cm" draw:transform="rotate (1.5707963267949) translate (1.492cm 20.812cm)">
          <draw:text-box>
            <text:p text:style-name="P3"><text:span text:style-name="T8">Update</text:span></text:p>
          </draw:text-box>
        </draw:frame>
        <draw:frame draw:style-name="gr10" draw:text-style-name="P10" draw:layer="layout" svg:width="3.43cm" svg:height="1.056cm" draw:transform="rotate (1.5707963267949) translate (1.492cm 18.227cm)">
          <draw:text-box>
            <text:p text:style-name="P3"><text:span text:style-name="T8">Publish</text:span></text:p>
          </draw:text-box>
        </draw:frame>
        <draw:frame draw:style-name="gr10" draw:text-style-name="P10" draw:layer="layout" svg:width="3.43cm" svg:height="1.056cm" draw:transform="rotate (1.5707963267949) translate (1.492cm 10.655cm)">
          <draw:text-box>
            <text:p text:style-name="P3"><text:span text:style-name="T8">Download</text:span></text:p>
          </draw:text-box>
        </draw:frame>
        <draw:frame draw:style-name="gr10" draw:text-style-name="P10" draw:layer="layout" svg:width="3.43cm" svg:height="1.056cm" draw:transform="rotate (1.5707963267949) translate (1.492cm 6.543cm)">
          <draw:text-box>
            <text:p text:style-name="P3"><text:span text:style-name="T8">Fetch</text:span></text:p>
          </draw:text-box>
        </draw:frame>
        <draw:frame draw:style-name="gr10" draw:text-style-name="P10" draw:layer="layout" svg:width="3.43cm" svg:height="1.056cm" draw:transform="rotate (1.5707963267949) translate (1.492cm 14.044cm)">
          <draw:text-box>
            <text:p text:style-name="P3"><text:span text:style-name="T8">Promote</text:span></text:p>
          </draw:text-box>
        </draw:frame>
        <draw:custom-shape draw:style-name="gr13" draw:text-style-name="P6" xml:id="id19" draw:id="id19" draw:layer="layout" svg:width="3.302cm" svg:height="2.159cm" svg:x="16.266cm" svg:y="4.455cm">
          <text:p text:style-name="P3"><text:span text:style-name="T4">New</text:span></text:p>
          <text:p text:style-name="P3"><text:span text:style-name="T4">Release Buil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PT Sans" svg:font-family="'PT Sans'" style:font-family-generic="roman" style:font-pitch="variable"/>
    <style:font-face style:name="PT Sans1" svg:font-family="'PT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PT Sans3" svg:font-family="'PT Sans'" style:font-family-generic="swiss" style:font-pitch="variable"/>
    <style:font-face style:name="PT Sans2" svg:font-family="'PT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PT Sans2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31T09:56:46</meta:creation-date>
    <dc:date>2016-08-16T13:31:56.870190000</dc:date>
    <meta:editing-duration>PT1H45M40S</meta:editing-duration>
    <meta:editing-cycles>26</meta:editing-cycles>
    <meta:generator>LibreOffice/5.1.4.2$MacOSX_X86_64 LibreOffice_project/f99d75f39f1c57ebdd7ffc5f42867c12031db97a</meta:generator>
    <meta:document-statistic meta:object-count="75"/>
  </office:meta>
</office:document-meta>
</file>